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gradient" draw:fill-color="#000000" draw:fill-gradient-name="Gradient_20_2" draw:opacity="50%" draw:textarea-horizontal-align="center" draw:textarea-vertical-align="middle" fo:min-height="0.55cm" draw:shadow="hidden" draw:shadow-opacity="50%"/>
    </style:style>
    <style:style style:name="gr2" style:family="graphic" style:parent-style-name="standard">
      <style:graphic-properties svg:stroke-color="#000000" draw:fill="gradient" draw:fill-color="#000000" draw:fill-gradient-name="Tango_20_Gray" draw:textarea-horizontal-align="justify" draw:textarea-vertical-align="middle" draw:auto-grow-height="false" fo:min-height="0.458cm" fo:min-width="0.208cm" draw:shadow="hidden"/>
    </style:style>
    <style:style style:name="gr3" style:family="graphic" style:parent-style-name="standard">
      <style:graphic-properties svg:stroke-color="#000000" draw:fill="gradient" draw:fill-color="#000000" draw:fill-gradient-name="Tango_20_Gray" draw:textarea-horizontal-align="justify" draw:textarea-vertical-align="middle" draw:auto-grow-height="false" fo:min-height="0.269cm" fo:min-width="0.504cm"/>
    </style:style>
    <style:style style:name="gr4" style:family="graphic" style:parent-style-name="standard">
      <style:graphic-properties svg:stroke-color="#000000" draw:fill="gradient" draw:fill-color="#000000" draw:fill-gradient-name="Tango_20_Gray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.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.11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0.632cm" draw:shadow="hidden"/>
    </style:style>
    <style:style style:name="gr9" style:family="graphic" style:parent-style-name="standard">
      <style:graphic-properties svg:stroke-color="#000000" draw:fill="gradient" draw:fill-gradient-name="Tango_20_Gray" draw:textarea-horizontal-align="justify" draw:textarea-vertical-align="middle" draw:auto-grow-height="false" fo:min-height="0.31cm" fo:min-width="0.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19cm" fo:min-width="0.325cm"/>
    </style:style>
    <style:style style:name="gr11" style:family="graphic" style:parent-style-name="standard">
      <style:graphic-properties svg:stroke-color="#000000" draw:fill="gradient" draw:fill-gradient-name="Tango_20_Gray" draw:textarea-horizontal-align="justify" draw:textarea-vertical-align="middle" draw:auto-grow-height="false" fo:min-height="0cm" fo:min-width="0.08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9cm" fo:min-width="0cm"/>
    </style:style>
    <style:style style:name="gr14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5" style:family="graphic" style:parent-style-name="objectwithoutfill">
      <style:graphic-properties draw:marker-end="Short_20_line_20_Arrow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P1" style:family="paragraph">
      <loext:graphic-properties draw:fill="gradient" draw:fill-color="#000000" draw:fill-gradient-name="Gradient_20_2" draw:opacity="50%"/>
      <style:paragraph-properties fo:text-align="center"/>
    </style:style>
    <style:style style:name="P2" style:family="paragraph">
      <loext:graphic-properties draw:fill="gradient" draw:fill-color="#000000" draw:fill-gradient-name="Tango_20_Gray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gradient" draw:fill-gradient-name="Tango_20_Gray"/>
      <style:paragraph-properties fo:text-align="center"/>
    </style:style>
    <style:style style:name="P6" style:family="paragraph">
      <loext:graphic-properties draw:fill="none" draw:fill-color="#ffffff"/>
      <style:text-properties style:font-name="Calibri1" fo:font-size="12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Calibri1" fo:font-size="10pt" style:font-size-asian="18pt" style:font-size-complex="18pt"/>
    </style:style>
    <style:style style:name="T1" style:family="text">
      <style:text-properties style:font-name="Calibri1" fo:font-size="12pt" style:font-size-asian="18pt" style:font-size-complex="18pt"/>
    </style:style>
    <style:style style:name="T2" style:family="text">
      <style:text-properties style:font-name="Calibri1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273cm" svg:height="0.436cm" svg:x="10.161cm" svg:y="3.906cm" svg:viewBox="0 0 274 437" svg:d="M0 437c0-16 0-31 0-47 37 0 74 0 111 0 0-112 0-224 0-337-33 24-65 47-98 71 0-18 0-35 0-53 34-23 69-47 103-71 17 0 34 0 51 0 0 130 0 260 0 390 36 0 71 0 107 0 0 16 0 31 0 47-91 0-183 0-274 0z">
            <text:p/>
          </draw:path>
          <draw:path draw:style-name="gr1" draw:text-style-name="P1" draw:layer="layout" svg:width="0.302cm" svg:height="0.448cm" svg:x="10.489cm" svg:y="3.9cm" svg:viewBox="0 0 303 449" svg:d="M303 225c0 72-12 128-38 166-26 39-64 58-114 58s-88-19-113-57-38-94-38-167c0-75 12-132 37-169 24-37 63-56 116-56 51 0 89 19 114 57 24 37 36 93 36 168zM247 224c0-63-8-108-22-137-15-28-39-42-72-42-35 0-59 14-74 42s-23 73-23 137c0 62 8 107 23 136s39 43 73 43c32 0 56-15 72-44 15-29 23-74 23-135z">
            <text:p/>
          </draw:path>
          <draw:path draw:style-name="gr1" draw:text-style-name="P1" draw:layer="layout" svg:width="0.302cm" svg:height="0.448cm" svg:x="10.841cm" svg:y="3.9cm" svg:viewBox="0 0 303 449" svg:d="M303 225c0 72-12 128-38 166-26 39-64 58-114 58s-88-19-113-57-38-94-38-167c0-75 12-132 37-169 24-37 63-56 116-56 51 0 89 19 114 57 24 37 36 93 36 168zM247 224c0-63-8-108-22-137-15-28-39-42-72-42-35 0-59 14-74 42s-23 73-23 137c0 62 8 107 23 136s39 43 73 43c32 0 56-15 72-44 15-29 23-74 23-135z">
            <text:p/>
          </draw:path>
          <draw:path draw:style-name="gr1" draw:text-style-name="P1" draw:layer="layout" svg:width="0.273cm" svg:height="0.436cm" svg:x="11.215cm" svg:y="3.906cm" svg:viewBox="0 0 274 437" svg:d="M0 437c0-16 0-31 0-47 37 0 74 0 111 0 0-112 0-224 0-337-33 24-65 47-98 71 0-18 0-35 0-53 34-23 69-47 103-71 17 0 34 0 51 0 0 130 0 260 0 390 36 0 71 0 107 0 0 16 0 31 0 47-91 0-183 0-274 0z">
            <text:p/>
          </draw:path>
          <draw:path draw:style-name="gr1" draw:text-style-name="P1" draw:layer="layout" svg:width="0.273cm" svg:height="0.436cm" svg:x="11.52cm" svg:y="3.906cm" svg:viewBox="0 0 274 437" svg:d="M0 437c0-16 0-31 0-47 37 0 74 0 111 0 0-112 0-224 0-337-33 24-65 47-98 71 0-18 0-35 0-53 34-23 69-47 103-71 17 0 34 0 51 0 0 130 0 260 0 390 36 0 71 0 107 0 0 16 0 31 0 47-91 0-183 0-274 0z">
            <text:p/>
          </draw:path>
          <draw:path draw:style-name="gr1" draw:text-style-name="P1" draw:layer="layout" svg:width="0.302cm" svg:height="0.448cm" svg:x="11.848cm" svg:y="3.9cm" svg:viewBox="0 0 303 449" svg:d="M303 225c0 72-12 128-38 166-26 39-64 58-114 58s-88-19-113-57-38-94-38-167c0-75 12-132 37-169 24-37 63-56 116-56 51 0 89 19 114 57 24 37 36 93 36 168zM247 224c0-63-8-108-22-137-15-28-39-42-72-42-35 0-59 14-74 42s-23 73-23 137c0 62 8 107 23 136s39 43 73 43c32 0 56-15 72-44 15-29 23-74 23-135z">
            <text:p/>
          </draw:path>
          <draw:path draw:style-name="gr1" draw:text-style-name="P1" draw:layer="layout" svg:width="0.273cm" svg:height="0.436cm" svg:x="12.223cm" svg:y="3.906cm" svg:viewBox="0 0 274 437" svg:d="M0 437c0-16 0-31 0-47 37 0 74 0 111 0 0-112 0-224 0-337-33 24-65 47-98 71 0-18 0-35 0-53 34-23 69-47 103-71 17 0 34 0 51 0 0 130 0 260 0 390 36 0 71 0 107 0 0 16 0 31 0 47-91 0-183 0-274 0z">
            <text:p/>
          </draw:path>
          <draw:path draw:style-name="gr1" draw:text-style-name="P1" draw:layer="layout" svg:width="0.059cm" svg:height="0.067cm" svg:x="12.584cm" svg:y="4.275cm" svg:viewBox="0 0 60 68" svg:d="M0 68c0-23 0-45 0-68 20 0 40 0 60 0 0 23 0 45 0 68-20 0-40 0-60 0z">
            <text:p/>
          </draw:path>
          <draw:path draw:style-name="gr1" draw:text-style-name="P1" draw:layer="layout" svg:width="0.059cm" svg:height="0.067cm" svg:x="12.762cm" svg:y="4.275cm" svg:viewBox="0 0 60 68" svg:d="M0 68c0-23 0-45 0-68 20 0 40 0 60 0 0 23 0 45 0 68-20 0-40 0-60 0z">
            <text:p/>
          </draw:path>
          <draw:path draw:style-name="gr1" draw:text-style-name="P1" draw:layer="layout" svg:width="0.059cm" svg:height="0.067cm" svg:x="12.94cm" svg:y="4.275cm" svg:viewBox="0 0 60 68" svg:d="M0 68c0-23 0-45 0-68 20 0 40 0 60 0 0 23 0 45 0 68-20 0-40 0-60 0z">
            <text:p/>
          </draw:path>
        </draw:g>
        <draw:g>
          <draw:path draw:style-name="gr2" draw:text-style-name="P2" draw:layer="layout" svg:width="0.345cm" svg:height="0.345cm" svg:x="2.253cm" svg:y="3.367cm" svg:viewBox="0 0 346 346" svg:d="M173 69c-59 0-104 45-104 104s45 104 104 104 104-45 104-104-45-104-104-104zM173 0c98 0 173 75 173 173s-75 173-173 173-173-75-173-173 75-173 173-173z">
            <text:p/>
          </draw:path>
          <draw:path draw:style-name="gr2" draw:text-style-name="P2" draw:layer="layout" svg:width="0.345cm" svg:height="0.345cm" svg:x="2.634cm" svg:y="3.367cm" svg:viewBox="0 0 346 346" svg:d="M173 69c-59 0-104 45-104 104s45 104 104 104 104-45 104-104-45-104-104-104zM173 0c98 0 173 75 173 173s-75 173-173 173-173-75-173-173 75-173 173-173z">
            <text:p/>
          </draw:path>
          <draw:custom-shape draw:style-name="gr3" draw:text-style-name="P2" draw:layer="layout" svg:width="1.004cm" svg:height="0.519cm" svg:x="2.115cm" svg:y="3.7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104cm" svg:height="0.243cm" svg:x="3.153cm" svg:y="3.88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1cm" svg:height="0.208cm" draw:transform="rotate (1.5707963267949) translate (3.292cm 4.163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" draw:text-style-name="P3" draw:layer="layout" svg:width="2.1cm" svg:height="1.2cm" svg:x="4.9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cm" svg:height="1.2cm" svg:x="5.2cm" svg:y="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cm" svg:height="1.2cm" svg:x="5.5cm" svg:y="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cm" svg:height="1.2cm" svg:x="5.8cm" svg:y="3.9cm">
          <text:p/>
          <draw:enhanced-geometry svg:viewBox="0 0 21600 21600" draw:type="rectangle" draw:enhanced-path="M 0 0 L 21600 0 21600 21600 0 21600 0 0 Z N"/>
        </draw:custom-shape>
        <draw:polygon draw:style-name="gr5" draw:text-style-name="P3" draw:layer="layout" svg:width="1.799cm" svg:height="1.199cm" svg:x="9.4cm" svg:y="3.3cm" svg:viewBox="0 0 1800 1200" draw:points="300,900 300,1100 100,1100 100,1200 0,1200 0,0 1800,0 1800,100 1600,100 1600,200 1500,200 1400,200 1400,300 1300,300 1300,500 1100,500 1100,600 900,600 900,700 600,700 600,800 500,800 500,900">
          <text:p/>
        </draw:polygon>
        <draw:custom-shape draw:style-name="gr6" draw:text-style-name="P3" draw:layer="layout" svg:width="0.1cm" svg:height="0.1cm" svg:x="9.6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cm" svg:height="0.1cm" svg:x="9.6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cm" svg:height="0.1cm" svg:x="9.9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cm" svg:height="0.1cm" svg:x="9.8cm" svg:y="4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cm" svg:height="0.1cm" svg:x="9.8cm" svg:y="4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cm" svg:height="0.1cm" svg:x="10.1cm" svg:y="4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cm" svg:height="0.1cm" svg:x="10.1cm" svg:y="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cm" svg:height="0.1cm" svg:x="10cm" svg:y="4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cm" svg:height="0.1cm" svg:x="10cm" svg:y="4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cm" svg:height="0.1cm" svg:x="10.4cm" svg:y="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cm" svg:height="0.1cm" svg:x="10.4cm" svg:y="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cm" svg:height="0.1cm" svg:x="10.5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cm" svg:height="0.1cm" svg:x="10.5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cm" svg:height="0.1cm" svg:x="10.7cm" svg:y="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cm" svg:height="0.1cm" svg:x="10.7cm" svg:y="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cm" svg:height="0.1cm" svg:x="11cm" svg:y="3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cm" svg:height="0.1cm" svg:x="11.2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cm" svg:height="0.1cm" svg:x="10.9cm" svg:y="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cm" svg:height="0.1cm" svg:x="10.7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cm" svg:height="0.1cm" svg:x="11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cm" svg:height="0.1cm" svg:x="10.4cm" svg:y="4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cm" svg:height="0.1cm" svg:x="11.4cm" svg:y="4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7cm" svg:height="0.4cm" svg:x="3.8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0.7cm" svg:height="0.4cm" svg:x="8.3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0.7cm" svg:height="0.4cm" svg:x="13.2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8" draw:text-style-name="P3" draw:layer="layout" svg:width="2.399cm" svg:height="1.599cm" svg:x="14.3cm" svg:y="3.3cm" svg:viewBox="0 0 2400 1600" svg:d="M267 480c0-141 135-252 317-265 31-125 172-215 349-215 144 0 264 59 321 148 25-3 52-6 79-6 72 0 137 15 192 40 64-47 153-75 253-75 180 0 322 92 350 220 159 27 272 131 272 260 0 90-56 169-144 216 7 22 11 44 11 68 0 33-7 64-21 92 41 44 65 98 65 157 0 151-154 267-355 267-33 0-65-4-94-9-27 129-170 222-351 222-171 0-306-83-344-199-44 13-93 21-145 21-84 0-160-20-219-54-65 55-160 90-270 90-201 0-355-116-355-267 0-28 5-56 16-81-117-43-194-132-194-239 0-139 130-248 307-264-26-37-40-81-40-127z">
          <text:p/>
        </draw:path>
        <draw:custom-shape draw:style-name="gr7" draw:text-style-name="P4" draw:layer="layout" svg:width="0.7cm" svg:height="0.4cm" svg:x="17.1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path draw:style-name="gr1" draw:text-style-name="P1" draw:layer="layout" svg:width="0.273cm" svg:height="0.436cm" svg:x="20.765cm" svg:y="3.906cm" svg:viewBox="0 0 274 437" svg:d="M274 437c0-16 0-31 0-47-37 0-74 0-112 0 0-112 0-224 0-337 33 24 66 47 99 71 0-18 0-35 0-53-34-23-69-47-103-71-17 0-34 0-52 0 0 130 0 260 0 390-35 0-71 0-106 0 0 16 0 31 0 47 91 0 183 0 274 0z">
            <text:p/>
          </draw:path>
          <draw:path draw:style-name="gr1" draw:text-style-name="P1" draw:layer="layout" svg:width="0.302cm" svg:height="0.448cm" svg:x="20.408cm" svg:y="3.9cm" svg:viewBox="0 0 303 449" svg:d="M0 225c0 72 13 128 39 166 25 39 63 58 113 58 51 0 88-19 114-57 25-38 37-94 37-167 0-75-12-132-36-169-25-37-63-56-116-56-52 0-90 19-114 57-25 37-37 93-37 168zM57 224c0-63 7-108 22-137 14-28 38-42 72-42s59 14 74 42c14 28 22 73 22 137 0 62-8 107-23 136s-39 43-72 43-57-15-72-44c-16-29-23-74-23-135z">
            <text:p/>
          </draw:path>
          <draw:path draw:style-name="gr1" draw:text-style-name="P1" draw:layer="layout" svg:width="0.302cm" svg:height="0.448cm" svg:x="20.056cm" svg:y="3.9cm" svg:viewBox="0 0 303 449" svg:d="M0 225c0 72 13 128 39 166 25 39 63 58 113 58 51 0 88-19 114-57 25-38 37-94 37-167 0-75-12-132-36-169-25-37-63-56-116-56-52 0-90 19-114 57-25 37-37 93-37 168zM57 224c0-63 7-108 22-137 14-28 38-42 72-42s59 14 74 42c14 28 22 73 22 137 0 62-8 107-23 136s-39 43-72 43-57-15-72-44c-16-29-23-74-23-135z">
            <text:p/>
          </draw:path>
          <draw:path draw:style-name="gr1" draw:text-style-name="P1" draw:layer="layout" svg:width="0.273cm" svg:height="0.436cm" svg:x="19.711cm" svg:y="3.906cm" svg:viewBox="0 0 274 437" svg:d="M274 437c0-16 0-31 0-47-37 0-74 0-112 0 0-112 0-224 0-337 33 24 66 47 99 71 0-18 0-35 0-53-34-23-69-47-103-71-17 0-34 0-52 0 0 130 0 260 0 390-35 0-71 0-106 0 0 16 0 31 0 47 91 0 183 0 274 0z">
            <text:p/>
          </draw:path>
          <draw:path draw:style-name="gr1" draw:text-style-name="P1" draw:layer="layout" svg:width="0.273cm" svg:height="0.436cm" svg:x="19.406cm" svg:y="3.906cm" svg:viewBox="0 0 274 437" svg:d="M274 437c0-16 0-31 0-47-37 0-74 0-112 0 0-112 0-224 0-337 33 24 66 47 99 71 0-18 0-35 0-53-34-23-69-47-103-71-17 0-34 0-52 0 0 130 0 260 0 390-35 0-71 0-106 0 0 16 0 31 0 47 91 0 183 0 274 0z">
            <text:p/>
          </draw:path>
          <draw:path draw:style-name="gr1" draw:text-style-name="P1" draw:layer="layout" svg:width="0.302cm" svg:height="0.448cm" svg:x="19.049cm" svg:y="3.9cm" svg:viewBox="0 0 303 449" svg:d="M0 225c0 72 13 128 39 166 25 39 63 58 113 58 51 0 88-19 114-57 25-38 37-94 37-167 0-75-12-132-36-169-25-37-63-56-116-56-52 0-90 19-114 57-25 37-37 93-37 168zM57 224c0-63 7-108 22-137 14-28 38-42 72-42s59 14 74 42c14 28 22 73 22 137 0 62-8 107-23 136s-39 43-72 43-57-15-72-44c-16-29-23-74-23-135z">
            <text:p/>
          </draw:path>
          <draw:path draw:style-name="gr1" draw:text-style-name="P1" draw:layer="layout" svg:width="0.273cm" svg:height="0.436cm" svg:x="18.703cm" svg:y="3.906cm" svg:viewBox="0 0 274 437" svg:d="M274 437c0-16 0-31 0-47-37 0-74 0-112 0 0-112 0-224 0-337 33 24 66 47 99 71 0-18 0-35 0-53-34-23-69-47-103-71-17 0-34 0-52 0 0 130 0 260 0 390-35 0-71 0-106 0 0 16 0 31 0 47 91 0 183 0 274 0z">
            <text:p/>
          </draw:path>
          <draw:path draw:style-name="gr1" draw:text-style-name="P1" draw:layer="layout" svg:width="0.059cm" svg:height="0.067cm" svg:x="18.556cm" svg:y="4.275cm" svg:viewBox="0 0 60 68" svg:d="M60 68c0-23 0-45 0-68-20 0-40 0-60 0 0 23 0 45 0 68 20 0 40 0 60 0z">
            <text:p/>
          </draw:path>
          <draw:path draw:style-name="gr1" draw:text-style-name="P1" draw:layer="layout" svg:width="0.059cm" svg:height="0.067cm" svg:x="18.378cm" svg:y="4.275cm" svg:viewBox="0 0 60 68" svg:d="M60 68c0-23 0-45 0-68-20 0-40 0-60 0 0 23 0 45 0 68 20 0 40 0 60 0z">
            <text:p/>
          </draw:path>
          <draw:path draw:style-name="gr1" draw:text-style-name="P1" draw:layer="layout" svg:width="0.059cm" svg:height="0.067cm" svg:x="18.2cm" svg:y="4.275cm" svg:viewBox="0 0 60 68" svg:d="M60 68c0-23 0-45 0-68-20 0-40 0-60 0 0 23 0 45 0 68 20 0 40 0 60 0z">
            <text:p/>
          </draw:path>
        </draw:g>
        <draw:polygon draw:style-name="gr5" draw:text-style-name="P3" draw:layer="layout" svg:width="1.799cm" svg:height="1.199cm" svg:x="20cm" svg:y="3.3cm" svg:viewBox="0 0 1800 1200" draw:points="1500,900 1500,1100 1700,1100 1700,1200 1800,1200 1800,0 0,0 0,100 200,100 200,200 300,200 400,200 400,300 500,300 500,500 700,500 700,600 900,600 900,700 1200,700 1200,800 1300,800 1300,900">
          <text:p/>
        </draw:polygon>
        <draw:custom-shape draw:style-name="gr6" draw:text-style-name="P3" draw:layer="layout" svg:width="0.1cm" svg:height="0.1cm" svg:x="21.5cm" svg:y="4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0.1cm" svg:height="0.1cm" svg:x="21.5cm" svg:y="4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0.1cm" svg:height="0.1cm" svg:x="21.2cm" svg:y="4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0.1cm" svg:height="0.1cm" svg:x="21.3cm" svg:y="4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0.1cm" svg:height="0.1cm" svg:x="21.3cm" svg:y="4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0.1cm" svg:height="0.1cm" svg:x="21cm" svg:y="4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0.1cm" svg:height="0.1cm" svg:x="21cm" svg:y="4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0.1cm" svg:height="0.1cm" svg:x="21.1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0.1cm" svg:height="0.1cm" svg:x="21.1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0.1cm" svg:height="0.1cm" svg:x="20.7cm" svg:y="4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0.1cm" svg:height="0.1cm" svg:x="20.7cm" svg:y="4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0.1cm" svg:height="0.1cm" svg:x="20.6cm" svg:y="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0.1cm" svg:height="0.1cm" svg:x="20.6cm" svg:y="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0.1cm" svg:height="0.1cm" svg:x="20.4cm" svg:y="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0.1cm" svg:height="0.1cm" svg:x="20.4cm" svg:y="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0.1cm" svg:height="0.1cm" svg:x="20.1cm" svg:y="3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0.1cm" svg:height="0.1cm" svg:x="19.9cm" svg:y="3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0.1cm" svg:height="0.1cm" svg:x="20.2cm" svg:y="4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0.1cm" svg:height="0.1cm" svg:x="20.4cm" svg:y="4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0.1cm" svg:height="0.1cm" svg:x="20.1cm" svg:y="4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0.1cm" svg:height="0.1cm" svg:x="20.7cm" svg:y="4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0.1cm" svg:height="0.1cm" svg:x="19.7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0.7cm" svg:height="0.4cm" svg:x="22.1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1cm" svg:height="1.2cm" svg:x="23.5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cm" svg:height="1.2cm" svg:x="23.8cm" svg:y="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cm" svg:height="1.2cm" svg:x="24.1cm" svg:y="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cm" svg:height="1.2cm" svg:x="24.4cm" svg:y="3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7cm" svg:height="0.4cm" svg:x="26.8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9" draw:text-style-name="P5" draw:layer="layout" svg:width="0.9cm" svg:height="0.56cm" svg:x="27.8cm" svg:y="3.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825cm" svg:height="0.44cm" svg:x="27.838cm" svg:y="3.7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0.581cm" svg:height="0.12cm" svg:x="27.969cm" svg:y="4.28cm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2" draw:text-style-name="P6" draw:layer="layout" svg:width="5.1cm" svg:height="1.283cm" svg:x="2.9cm" svg:y="1.417cm">
          <draw:text-box>
            <text:p><text:span text:style-name="T1">Camera generates X frames per second (fps)</text:span></text:p>
          </draw:text-box>
        </draw:frame>
        <draw:frame draw:style-name="gr13" draw:text-style-name="P6" draw:layer="layout" svg:width="6.4cm" svg:height="1.799cm" svg:x="8.6cm" svg:y="1.4cm">
          <draw:text-box>
            <text:p><text:span text:style-name="T1">Frames are digitised and encoded into a bit stream of constant or variable rate</text:span></text:p>
          </draw:text-box>
        </draw:frame>
        <draw:line draw:style-name="gr14" draw:text-style-name="P7" draw:layer="layout" svg:x1="11.37cm" svg:y1="7cm" svg:x2="11.37cm" svg:y2="4.6cm">
          <text:p/>
        </draw:line>
        <draw:line draw:style-name="gr15" draw:text-style-name="P7" draw:layer="layout" svg:x1="11.1cm" svg:y1="6.7cm" svg:x2="14.073cm" svg:y2="6.7cm">
          <text:p/>
        </draw:line>
        <draw:line draw:style-name="gr16" draw:text-style-name="P7" draw:layer="layout" svg:x1="11.37cm" svg:y1="5.2cm" svg:x2="14.073cm" svg:y2="5.2cm">
          <text:p/>
        </draw:line>
        <draw:path draw:style-name="gr16" draw:text-style-name="P7" draw:layer="layout" svg:width="1.66cm" svg:height="2.075cm" draw:transform="skewX (-0.118158790360016) rotate (0.79115774992903) translate (11.2825407004578cm 5.720074397443cm)" svg:viewBox="0 0 1661 2076" svg:d="M0 115c97 12 173-55 256-91 83-37 241-43 262 71 19 97-82 164-145 230-62 65-134 95-179 192-49 105 9 194 85 239 102 62 199-135 262 5 44 100-153 134-53 249 81 92-96 179-70 265 46 147 153-40 219-81 76-48 159-81 229-135 72-57 149-87 223-129 74-43 217-151 257-38 33 92-63 185-112 269-46 79-110 146-169 217-59 68-116 139-185 197-68 57-141 113-202 179-76 82-20 228 66 268 106 49 165-81 240-135 73-51 153-87 235-128 239-119 14 173 241 124 121-26 50 183 178 191l23 2">
          <text:p/>
        </draw:path>
        <draw:frame draw:style-name="gr17" draw:text-style-name="P8" draw:layer="layout" svg:width="1.2cm" svg:height="0.9cm" svg:x="13.9cm" svg:y="4.845cm">
          <draw:text-box>
            <text:p><text:span text:style-name="T2">CBR</text:span></text:p>
          </draw:text-box>
        </draw:frame>
        <draw:frame draw:style-name="gr17" draw:text-style-name="P8" draw:layer="layout" svg:width="1.1cm" svg:height="0.9cm" svg:x="13.9cm" svg:y="5.5cm">
          <draw:text-box>
            <text:p><text:span text:style-name="T2">VBR</text:span></text:p>
          </draw:text-box>
        </draw:frame>
        <draw:frame draw:style-name="gr18" draw:text-style-name="P6" draw:layer="layout" svg:width="6.4cm" svg:height="1.7cm" svg:x="19.6cm" svg:y="1.6cm">
          <draw:text-box>
            <text:p><text:span text:style-name="T1">Digitised encoded frames a decoded back into images at x fps</text:span></text:p>
          </draw:text-box>
        </draw:frame>
        <draw:frame draw:style-name="gr18" draw:text-style-name="P6" draw:layer="layout" svg:width="6.4cm" svg:height="1.7cm" svg:x="11.1cm" svg:y="7cm">
          <draw:text-box>
            <text:p><text:span text:style-name="T1">If a CBR was used then the bit rate is XY bps.</text:span></text:p>
          </draw:text-box>
        </draw:frame>
        <draw:frame draw:style-name="gr17" draw:text-style-name="P8" draw:layer="layout" svg:width="1.2cm" svg:height="0.9cm" svg:x="10.9cm" svg:y="4.845cm">
          <draw:text-box>
            <text:p><text:span text:style-name="T2">Y</text:span></text:p>
          </draw:text-box>
        </draw:frame>
        <draw:custom-shape draw:style-name="gr6" draw:text-style-name="P3" draw:layer="layout" svg:width="0.1cm" svg:height="0.1cm" svg:x="11.7cm" svg:y="8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axial" draw:start-color="#4c4c4c" draw:end-color="#b3b3b3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20:22:55.161000000</meta:creation-date>
    <dc:date>2016-09-26T20:45:34.071000000</dc:date>
    <meta:editing-duration>PT9M55S</meta:editing-duration>
    <meta:editing-cycles>2</meta:editing-cycles>
    <meta:generator>LibreOffice/5.2.1.2$Windows_x86 LibreOffice_project/31dd62db80d4e60af04904455ec9c9219178d620</meta:generator>
    <meta:document-statistic meta:object-count="105"/>
  </office:meta>
</office:document-meta>
</file>